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harter" svg:font-family="Chart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enlo" svg:font-family="Menlo" style:font-family-generic="roman" style:font-pitch="variable"/>
    <style:font-face style:name="Menlo1" svg:font-family="Menlo"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4"/>
    <style:style style:name="P2" style:family="paragraph" style:parent-style-name="List_20_Paragraph" style:list-style-name="WWNum4">
      <loext:graphic-properties draw:fill="solid" draw:fill-color="#ffffff"/>
      <style:paragraph-properties fo:margin-top="0.847cm" fo:margin-bottom="0cm" style:contextual-spacing="true" style:line-height-at-least="0.847cm" fo:background-color="#ffffff"/>
    </style:style>
    <style:style style:name="P3" style:family="paragraph" style:parent-style-name="List_20_Paragraph">
      <loext:graphic-properties draw:fill="solid" draw:fill-color="#ffffff"/>
      <style:paragraph-properties fo:margin-top="0.847cm" fo:margin-bottom="0cm" style:contextual-spacing="true" style:line-height-at-least="0.847cm" fo:background-color="#ffffff"/>
      <style:text-properties fo:color="#292929" loext:opacity="100%" style:font-name="Charter" fo:font-size="13.5pt" fo:letter-spacing="-0.002cm" style:font-name-asian="Times New Roman1" style:font-size-asian="13.5pt" style:font-name-complex="Times New Roman1" style:font-size-complex="13.5pt"/>
    </style:style>
    <style:style style:name="P4" style:family="paragraph" style:parent-style-name="List_20_Paragraph" style:list-style-name="WWNum4">
      <loext:graphic-properties draw:fill="solid" draw:fill-color="#ffffff"/>
      <style:paragraph-properties fo:margin-top="0.847cm" fo:margin-bottom="0cm" style:contextual-spacing="true" style:line-height-at-least="0.847cm" fo:background-color="#ffffff"/>
      <style:text-properties fo:color="#292929" loext:opacity="100%" style:font-name="Charter" fo:font-size="13.5pt" fo:letter-spacing="-0.002cm" style:font-name-asian="Times New Roman1" style:font-size-asian="13.5pt" style:font-name-complex="Times New Roman1" style:font-size-complex="13.5pt"/>
    </style:style>
    <style:style style:name="P5" style:family="paragraph" style:parent-style-name="List_20_Paragraph" style:list-style-name="WWNum4">
      <loext:graphic-properties draw:fill="solid" draw:fill-color="#f2f2f2"/>
      <style:paragraph-properties fo:background-color="#f2f2f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T1" style:family="text">
      <style:text-properties fo:color="#292929" loext:opacity="100%" style:font-name="Charter" fo:font-size="15pt" fo:letter-spacing="-0.002cm" fo:background-color="#ffffff" loext:char-shading-value="0" style:font-name-asian="Times New Roman1" style:font-size-asian="15pt" style:font-name-complex="Times New Roman1" style:font-size-complex="15pt"/>
    </style:style>
    <style:style style:name="T2" style:family="text">
      <style:text-properties fo:color="#292929" loext:opacity="100%" style:font-name="Charter" fo:font-size="15pt" fo:letter-spacing="-0.002cm" style:font-name-asian="Times New Roman1" style:font-size-asian="15pt" style:font-name-complex="Segoe UI" style:font-size-complex="15pt"/>
    </style:style>
    <style:style style:name="T3" style:family="text">
      <style:text-properties fo:color="#292929" loext:opacity="100%" style:font-name="Charter" fo:font-size="13.5pt" fo:letter-spacing="-0.002cm" style:font-name-asian="Times New Roman1" style:font-size-asian="13.5pt" style:font-name-complex="Times New Roman1" style:font-size-complex="13.5pt"/>
    </style:style>
    <style:style style:name="T4" style:family="text">
      <style:text-properties fo:color="#292929" loext:opacity="100%" style:font-name="Charter" fo:font-size="13.5pt" fo:letter-spacing="-0.002cm" style:font-name-asian="Times New Roman1" style:font-size-asian="13.5pt" style:font-name-complex="Times New Roman1" style:font-size-complex="13.5pt" fo:background-color="#ffff00"/>
    </style:style>
    <style:style style:name="T5" style:family="text">
      <style:text-properties fo:color="#292929" loext:opacity="100%" style:font-name="Charter" fo:font-size="13.5pt" fo:letter-spacing="-0.002cm" fo:font-weight="bold" style:font-name-asian="Times New Roman1" style:font-size-asian="13.5pt" style:font-weight-asian="bold" style:font-name-complex="Times New Roman1" style:font-size-complex="13.5pt" style:font-weight-complex="bold"/>
    </style:style>
    <style:style style:name="T6" style:family="text">
      <style:text-properties fo:color="#292929" loext:opacity="100%" style:font-name="Charter" fo:font-size="13.5pt" fo:letter-spacing="-0.002cm" fo:font-weight="bold" style:font-name-asian="Times New Roman1" style:font-size-asian="13.5pt" style:font-weight-asian="bold" style:font-name-complex="Times New Roman1" style:font-size-complex="13.5pt" style:font-weight-complex="bold" fo:background-color="#ffff00"/>
    </style:style>
    <style:style style:name="T7" style:family="text">
      <style:text-properties fo:color="#292929" loext:opacity="100%" style:font-name="Charter" fo:font-size="13.5pt" fo:letter-spacing="-0.002cm" fo:font-style="italic" fo:font-weight="bold" style:font-name-asian="Times New Roman1" style:font-size-asian="13.5pt" style:font-style-asian="italic" style:font-weight-asian="bold" style:font-name-complex="Times New Roman1" style:font-size-complex="13.5pt" style:font-style-complex="italic" style:font-weight-complex="bold"/>
    </style:style>
    <style:style style:name="T8" style:family="text">
      <style:text-properties fo:color="#292929" loext:opacity="100%" style:font-name="Charter" fo:font-size="13.5pt" fo:letter-spacing="-0.002cm" fo:font-style="italic" style:font-name-asian="Times New Roman1" style:font-size-asian="13.5pt" style:font-style-asian="italic" style:font-name-complex="Times New Roman1" style:font-size-complex="13.5pt" style:font-style-complex="italic"/>
    </style:style>
    <style:style style:name="T9" style:family="text">
      <style:text-properties fo:color="#292929" loext:opacity="100%" style:font-name="Cambria Math" fo:font-size="13.5pt" fo:letter-spacing="-0.002cm" style:font-name-asian="Times New Roman1" style:font-size-asian="13.5pt" style:font-name-complex="Cambria Math1" style:font-size-complex="13.5pt"/>
    </style:style>
    <style:style style:name="T10" style:family="text">
      <style:text-properties fo:color="#292929" loext:opacity="100%" style:font-name="Menlo" fo:letter-spacing="-0.009cm" style:font-name-asian="Times New Roman1" style:font-name-complex="Menlo1"/>
    </style:style>
    <style:style style:name="T11" style:family="text">
      <style:text-properties fo:color="#292929" loext:opacity="100%" style:font-name="Menlo" fo:letter-spacing="-0.009cm" fo:font-weight="bold" style:font-name-asian="Times New Roman1" style:font-weight-asian="bold" style:font-name-complex="Menlo1" style:font-weight-complex="bold"/>
    </style:style>
    <style:style style:name="T12" style:family="text">
      <style:text-properties fo:color="#292929" loext:opacity="100%" style:font-name="Menlo" fo:font-size="11.5pt" fo:letter-spacing="-0.002cm" fo:background-color="#f2f2f2" loext:char-shading-value="0" style:font-name-asian="Times New Roman1" style:font-size-asian="11.5pt" style:font-name-complex="Menlo1" style:font-size-complex="11.5pt"/>
    </style:style>
    <style:style style:name="T13" style:family="text">
      <style:text-properties style:font-name="Times New Roman" style:font-name-asian="Times New Roman1" style:font-name-complex="Times New Roman1"/>
    </style:style>
    <style:style style:name="T14" style:family="text">
      <style:text-properties fo:color="#0000ff" loext:opacity="100%" style:font-name="Charter" fo:font-size="13.5pt" fo:letter-spacing="-0.002cm" style:text-underline-style="solid" style:text-underline-width="auto" style:text-underline-color="font-color" style:font-name-asian="Times New Roman1" style:font-size-asian="13.5pt" style:font-name-complex="Times New Roman1" style:font-size-complex="13.5pt"/>
    </style:style>
    <style:style style:name="T15" style:family="text">
      <style:text-properties style:font-name="Courier New" fo:font-size="10pt" style:font-name-asian="Times New Roman1" style:font-size-asian="10pt" style:font-name-complex="Courier New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Common interview questions and answers for junior java developers.</text:span></text:p>
      <text:p text:style-name="Standard"/>
      <text:list xml:id="list4247071176" text:style-name="WWNum4">
        <text:list-item>
          <text:p text:style-name="P2"><text:span text:style-name="T3">Tell me about yourself:</text:span></text:p>
          <text:list>
            <text:list-item>
              <text:p text:style-name="P2"><text:span text:style-name="T3">1-2 minutes</text:span></text:p>
            </text:list-item>
            <text:list-item>
              <text:p text:style-name="P2"><text:span text:style-name="T3">I am ……</text:span></text:p>
            </text:list-item>
            <text:list-item>
              <text:p text:style-name="P2"><text:span text:style-name="T3">Recently graduated from _____</text:span></text:p>
            </text:list-item>
            <text:list-item>
              <text:p text:style-name="P2"><text:span text:style-name="T3">My recent projects were ______</text:span></text:p>
            </text:list-item>
            <text:list-item>
              <text:p text:style-name="P2"><text:span text:style-name="T3">My role on the project was _____</text:span></text:p>
            </text:list-item>
          </text:list>
        </text:list-item>
        <text:list-item>
          <text:p text:style-name="P2"><text:span text:style-name="T5">What are the basic concepts of object-oriented programming?</text:span></text:p>
          <text:list>
            <text:list-item>
              <text:p text:style-name="P2"><text:span text:style-name="T3">Objects are tangible or intangible entities that have their own characteristics and exhibit various attitudes by being in a certain situation depending on their characteristics.</text:span></text:p>
            </text:list-item>
            <text:list-item>
              <text:p text:style-name="P2"><text:span text:style-name="T3">Class is a set of objects of the same type.</text:span></text:p>
            </text:list-item>
            <text:list-item>
              <text:p text:style-name="P2"><text:span text:style-name="T3">Methods are the concept that determines what an object can do.</text:span></text:p>
            </text:list-item>
            <text:list-item>
              <text:p text:style-name="P2"><text:span text:style-name="T3">Inheritances are the practice of a class taking certain characteristics and attitudes from a higher class and applying different features and attitudes.</text:span></text:p>
            </text:list-item>
            <text:list-item>
              <text:p text:style-name="P2"><text:span text:style-name="T3">Abstraction means that the properties of the object that are required for the application are coded, while the other properties are not coded.</text:span></text:p>
            </text:list-item>
            <text:list-item>
              <text:p text:style-name="P2"><text:span text:style-name="T3">Polymorphism allows objects to be represented as different types besides their own type.</text:span></text:p>
            </text:list-item>
            <text:list-item>
              <text:p text:style-name="P2"><text:span text:style-name="T3">Encapsulation means hiding information about the work and state of the object and its functional complexity.</text:span></text:p>
            </text:list-item>
          </text:list>
        </text:list-item>
      </text:list>
      <text:p text:style-name="P3"/>
      <text:list xml:id="list820579980524" text:continue-numbering="true" text:style-name="WWNum4">
        <text:list-item>
          <text:p text:style-name="P2"><text:span text:style-name="T5">What are the basic principles of the OOPs concept</text:span></text:p>
          <text:list>
            <text:list-item>
              <text:p text:style-name="P2"><text:span text:style-name="T3">Abstraction, Polymorphism, Encapsulation, Inheritance.</text:span></text:p>
            </text:list-item>
            <text:list-item>
              <text:p text:style-name="P4"/>
            </text:list-item>
          </text:list>
        </text:list-item>
        <text:list-item>
          <text:p text:style-name="P2"><text:span text:style-name="T6">What is Encapsulation</text:span><text:span text:style-name="T5">?</text:span></text:p>
          <text:list>
            <text:list-item>
              <text:p text:style-name="P2"><text:span text:style-name="T3">It is the collection and protection of methods and variables in a class under a single unit.</text:span></text:p>
            </text:list-item>
          </text:list>
        </text:list-item>
      </text:list>
      <text:p text:style-name="P3"/>
      <text:list xml:id="list822164773177" text:continue-numbering="true" text:style-name="WWNum4">
        <text:list-item>
          <text:p text:style-name="P2"><text:soft-page-break/><text:span text:style-name="T5">Why encapsulation is done?</text:span></text:p>
          <text:list>
            <text:list-item>
              <text:p text:style-name="P2"><text:span text:style-name="T3">It prevents outer classes from accessing and changing fields and methods of a class and also helps to create setter and getter rules on data fields.</text:span></text:p>
            </text:list-item>
          </text:list>
        </text:list-item>
      </text:list>
      <text:p text:style-name="P3"/>
      <text:list xml:id="list821775721749" text:continue-numbering="true" text:style-name="WWNum4">
        <text:list-item>
          <text:p text:style-name="P2"><text:span text:style-name="T5">What are stack and heap?</text:span></text:p>
          <text:list>
            <text:list-item>
              <text:p text:style-name="P2"><text:span text:style-name="T3">The JVM divides the memory into two parts: </text:span><text:a xlink:type="simple" xlink:href="https://www.javatpoint.com/java-stack" office:target-frame-name="_blank" xlink:show="new" text:style-name="Default_20_Style" text:visited-style-name="Default_20_Style"><text:span text:style-name="T14">stack</text:span></text:a><text:span text:style-name="T3"> memory and </text:span><text:a xlink:type="simple" xlink:href="https://www.javatpoint.com/java-heap" office:target-frame-name="_blank" xlink:show="new" text:style-name="Default_20_Style" text:visited-style-name="Default_20_Style"><text:span text:style-name="T14">heap</text:span></text:a><text:span text:style-name="T3"> memory.</text:span></text:p>
            </text:list-item>
            <text:list-item>
              <text:p text:style-name="P2"><text:span text:style-name="T3">Stack is used to storing the order of method execution and local variables.</text:span></text:p>
            </text:list-item>
            <text:list-item>
              <text:p text:style-name="P2"><text:span text:style-name="T3">Heap memory stores the objects and uses dynamic memory allocation.</text:span></text:p>
            </text:list-item>
            <text:list-item>
              <text:p text:style-name="P2"><text:span text:style-name="T3">Stack stores references of objects that are in heap memory.</text:span></text:p>
            </text:list-item>
          </text:list>
        </text:list-item>
        <text:list-item>
          <text:p text:style-name="P2"><text:span text:style-name="T5">What is new with Java 8?</text:span></text:p>
          <text:list>
            <text:list-item>
              <text:p text:style-name="P2"><text:span text:style-name="T3">(Lambda) Functional programming, new APIs for date-time manipulation, a new streaming API, Optional class.</text:span></text:p>
            </text:list-item>
          </text:list>
        </text:list-item>
        <text:list-item>
          <text:p text:style-name="P2"><text:span text:style-name="T6">What is SOLID</text:span><text:span text:style-name="T5">?</text:span></text:p>
          <text:list>
            <text:list-item>
              <text:p text:style-name="P2"><text:span text:style-name="T3">An OOP Standard.</text:span></text:p>
            </text:list-item>
            <text:list-item>
              <text:p text:style-name="P2"><text:span text:style-name="T5">S = Single Responsibility</text:span><text:span text:style-name="T3">: An entity (class, method, etc.) should only have a single responsibility.</text:span></text:p>
            </text:list-item>
            <text:list-item>
              <text:p text:style-name="P2"><text:span text:style-name="T5">O - Open Closed</text:span><text:span text:style-name="T3">: An entity should be open to extension close to modification.</text:span></text:p>
            </text:list-item>
            <text:list-item>
              <text:p text:style-name="P2"><text:span text:style-name="T5">L - Liskov’s Substitution</text:span><text:span text:style-name="T3">: Subclasses should be substitutable with their superclasses.</text:span></text:p>
            </text:list-item>
            <text:list-item>
              <text:p text:style-name="P2"><text:span text:style-name="T5">I - Interface Segregation</text:span><text:span text:style-name="T3">: Classes should not inherit interfaces and methods that do not need. So interfaces should have methods as little amount as possible.</text:span></text:p>
            </text:list-item>
            <text:list-item>
              <text:p text:style-name="P2"><text:span text:style-name="T5">D - Dependency Inversion</text:span><text:span text:style-name="T3">: Classes should not depend on each other rigidly, they should be loosely coupled.</text:span></text:p>
            </text:list-item>
          </text:list>
        </text:list-item>
        <text:list-item>
          <text:p text:style-name="P2"><text:span text:style-name="T6">What is a design pattern</text:span><text:span text:style-name="T5">? What are the design pattern categories?</text:span></text:p>
          <text:list>
            <text:list-item>
              <text:p text:style-name="P2"><text:span text:style-name="T3">Design patterns are the solution to common problems software developers face during software development. Creational Patterns, Structural Patterns, Behavioral </text:span><text:soft-page-break/><text:span text:style-name="T3">Patterns. These categories differ in the level of detail, complexity, and scale of applicability.</text:span></text:p>
            </text:list-item>
          </text:list>
        </text:list-item>
        <text:list-item>
          <text:p text:style-name="P2"><text:span text:style-name="T5">Name a few Common Design Patterns – </text:span></text:p>
          <text:list>
            <text:list-item>
              <text:p text:style-name="P2"><text:span text:style-name="T6">Singleton, Factory</text:span><text:span text:style-name="T5">, Abstract Factory, Builder, Prototype, Adapter, Decorator, Command, Observer, Strategy, Template design patterns. </text:span></text:p>
            </text:list-item>
          </text:list>
        </text:list-item>
        <text:list-item>
          <text:p text:style-name="P2"><text:span text:style-name="T5">How do you implement them?</text:span></text:p>
          <text:list>
            <text:list-item>
              <text:p text:style-name="P2"><text:span text:style-name="T6">Singleton</text:span><text:span text:style-name="T3"> - It ensures that only one instance of a class is created.<text:line-break/>It is implemented by making the constructor private. The static method accesses the static field. (example: Shopping cart or database connection)</text:span></text:p>
            </text:list-item>
            <text:list-item>
              <text:p text:style-name="P2"><text:span text:style-name="T6">Factory</text:span><text:span text:style-name="T3"> - The Factory Method is a design pattern that provides an interface for creating objects in the superclass but allows subclasses to change that type of object to be created.<text:line-break/>Implement a Factory class that takes the name of the class to be produced and creates an object accordingly(e.g if the name is A, create an object of type A).</text:span></text:p>
            </text:list-item>
            <text:list-item>
              <text:p text:style-name="P2"><text:span text:style-name="T5">Abstract Factory</text:span><text:span text:style-name="T3">: This design pattern provides an interface for the creation of related or dependent objects without specifying concrete classes.<text:line-break/>Note that In the abstract factory, an object is used; in the factory, a method is used.<text:line-break/>To implement it is necessary to create a factory class for each subclass. These factory classes to be created must derive from a super factory class whose type is interface or abstract.</text:span></text:p>
            </text:list-item>
            <text:list-item>
              <text:p text:style-name="P2"><text:span text:style-name="T5">Builder - </text:span><text:span text:style-name="T3">It provides convenience in assigning fields while objects are being created. It also frees programmers to implement multiple constructors.<text:line-break/>To implement we maintain a static inner class Builder. We pass the object of this inner class to the constructor. Fields are added step by step. An object of the wanted type gets created only when the build() is called.</text:span></text:p>
            </text:list-item>
            <text:list-item>
              <text:p text:style-name="P2"><text:soft-page-break/><text:span text:style-name="T5">Prototype</text:span><text:span text:style-name="T3"> - A design pattern that allows you to copy an object without your code becoming dependent on its classes.To implement Clonable is implemented to the class and the clone method is overridden.</text:span></text:p>
            </text:list-item>
            <text:list-item>
              <text:p text:style-name="P2"><text:span text:style-name="T5">Adapter</text:span><text:span text:style-name="T3"> The Adapter Design pattern is implemented to reuse an existing class or interface class by adapting it to a different interface class at hand.<text:line-break/>We do not implement interfaces as they will not be used in our class (contrary to Interface segregation of SOLID). Therefore, we create an adapter class that injects dependency in our class’s constructor and implement it.</text:span></text:p>
            </text:list-item>
            <text:list-item>
              <text:p text:style-name="P2"><text:span text:style-name="T5">Decorator</text:span><text:span text:style-name="T3"> It is used to dynamically change the method an object inherits.<text:line-break/>During inheritance, the decorator class is inserted and the inherited method in this class is changed.</text:span></text:p>
            </text:list-item>
            <text:list-item>
              <text:p text:style-name="P2"><text:span text:style-name="T5">Command - </text:span><text:span text:style-name="T3">Turns a request into a stand-alone object that contains all information about the request.<text:line-break/>A method call etc. It is preferred in operations such as simplifying a call with an interface and making revocable requests.<text:line-break/>To implement a class is created for each command. In order for these classes to have a common type, an interface named Command is defined. The command interface includes execute(). Classes implement the execute() method. The execute() method calls the Receiver’s method, which is the class that will do the actual function. Then the Invoker class is created to call the Command classes. But the Invoker class does not know which command object to use, it knows how to use it. The client calls the Invoker class.</text:span></text:p>
            </text:list-item>
            <text:list-item>
              <text:p text:style-name="P2"><text:span text:style-name="T5">Observer</text:span><text:span text:style-name="T3"> Allows some objects to notify other objects about changes in their state. Popular in GUI event components.</text:span></text:p>
            </text:list-item>
            <text:list-item>
              <text:p text:style-name="P2"><text:span text:style-name="T5">Strategy</text:span><text:span text:style-name="T3"> We define multiple algorithms and let the client applications pass the algorithm to be used as a parameter.</text:span></text:p>
            </text:list-item>
            <text:list-item>
              <text:p text:style-name="P2"><text:soft-page-break/><text:span text:style-name="T5">Template</text:span><text:span text:style-name="T3"><text:line-break/>Allows you to define a skeleton of an algorithm in a base class and let subclasses override the steps without changing the overall algorithm’s structure.</text:span></text:p>
            </text:list-item>
            <text:list-item>
              <text:p text:style-name="P2"><text:span text:style-name="T5">Facade</text:span></text:p>
            </text:list-item>
            <text:list-item>
              <text:p text:style-name="P2"><text:span text:style-name="T5">Reflection - </text:span><text:span text:style-name="T3">In java, reflection is used to inspect classes, interfaces, fields, and methods at runtime. Reflection lets you have fields, methods, classes, and their names. Not preferred in production code because of the performance issues. Preferred by frameworks and code generators.</text:span></text:p>
            </text:list-item>
            <text:list-item>
              <text:p text:style-name="P2"><text:span text:style-name="T6">MVC</text:span></text:p>
            </text:list-item>
          </text:list>
        </text:list-item>
        <text:list-item>
          <text:p text:style-name="P2"><text:span text:style-name="T6">What does</text:span><text:span text:style-name="T4"> </text:span><text:span text:style-name="T6">MVC mean?</text:span><text:span text:style-name="T3"><text:line-break/>Model is short for View and Controller.<text:line-break/>Model: It is the part that represents the data.<text:line-break/>view: It is the interface that the user sees.<text:line-break/>Controller; It is the section where everything in the project such as database operations and calculations is controlled.</text:span></text:p>
        </text:list-item>
      </text:list>
      <text:p text:style-name="P3"/>
      <text:list xml:id="list820728816346" text:continue-numbering="true" text:style-name="WWNum4">
        <text:list-item>
          <text:p text:style-name="P2"><text:span text:style-name="T6">What are checked and unchecked errors? What are their differences?</text:span></text:p>
          <text:list>
            <text:list-item>
              <text:p text:style-name="P2"><text:span text:style-name="T3">A checked exception is caught at compile time. For example IOException, and SQLException.</text:span></text:p>
            </text:list-item>
            <text:list-item>
              <text:p text:style-name="P2"><text:span text:style-name="T3">An unchecked exception is caught at runtime. For example Arithmetic, NullPointer, OutOfBounds.</text:span></text:p>
            </text:list-item>
          </text:list>
        </text:list-item>
        <text:list-item>
          <text:p text:style-name="P2"><text:span text:style-name="T6">The difference between “==” and .equals()</text:span><text:span text:style-name="T5"> ?</text:span></text:p>
          <text:list>
            <text:list-item>
              <text:p text:style-name="P2"><text:span text:style-name="T3">“==” checks if both objects point to the same memory location whereas “equals()“ evaluates to the comparison of values in the objects.</text:span></text:p>
            </text:list-item>
          </text:list>
        </text:list-item>
        <text:list-item>
          <text:p text:style-name="P2"><text:span text:style-name="T6">What are immutable and mutable? Why do we prefer immutable objects</text:span><text:span text:style-name="T5">?</text:span></text:p>
          <text:list>
            <text:list-item>
              <text:p text:style-name="P2"><text:span text:style-name="T3">Mutable objects can be changed to any value or state without adding a new object.</text:span></text:p>
            </text:list-item>
            <text:list-item>
              <text:p text:style-name="P2"><text:span text:style-name="T3">In the case of immutable objects, whenever we change the state of the object, a new object will be created.</text:span></text:p>
            </text:list-item>
            <text:list-item>
              <text:p text:style-name="P2"><text:span text:style-name="T3">Prefer immutable because Immutable classes are thread-safe.</text:span></text:p>
            </text:list-item>
          </text:list>
        </text:list-item>
        <text:list-item>
          <text:p text:style-name="P2"><text:soft-page-break/><text:span text:style-name="T6">How to make an object immutable</text:span><text:span text:style-name="T5">?</text:span></text:p>
          <text:list>
            <text:list-item>
              <text:p text:style-name="P2"><text:span text:style-name="T3">An immutable object is created by using the final class, private fields, final mutable objects, has only getters.</text:span></text:p>
            </text:list-item>
          </text:list>
        </text:list-item>
        <text:list-item>
          <text:p text:style-name="P2"><text:span text:style-name="T6">What is the final keyword and where it is used</text:span><text:span text:style-name="T5">?</text:span></text:p>
          <text:list>
            <text:list-item>
              <text:p text:style-name="P2"><text:span text:style-name="T3">There are final classes, final methods, and final fields.</text:span></text:p>
            </text:list-item>
            <text:list-item>
              <text:p text:style-name="P2"><text:span text:style-name="T3">No class can inherit from the final class.</text:span></text:p>
            </text:list-item>
            <text:list-item>
              <text:p text:style-name="P2"><text:span text:style-name="T3">The final method cannot be overridden.</text:span></text:p>
            </text:list-item>
            <text:list-item>
              <text:p text:style-name="P2"><text:span text:style-name="T3">The final field’s value cannot be changed once its value is given.</text:span></text:p>
            </text:list-item>
          </text:list>
        </text:list-item>
        <text:list-item>
          <text:p text:style-name="P2"><text:span text:style-name="T6">What are the access modifiers</text:span><text:span text:style-name="T5">?</text:span></text:p>
          <text:list>
            <text:list-item>
              <text:p text:style-name="P2"><text:span text:style-name="T5">Private</text:span><text:span text:style-name="T3">: Only accessible from the same class.</text:span></text:p>
            </text:list-item>
            <text:list-item>
              <text:p text:style-name="P2"><text:span text:style-name="T5">Default</text:span><text:span text:style-name="T3">: Only accessible from the same package.</text:span></text:p>
            </text:list-item>
            <text:list-item>
              <text:p text:style-name="P2"><text:span text:style-name="T5">Protected</text:span><text:span text:style-name="T3">: Only accessible from the same package, also from classes that inherit.</text:span></text:p>
            </text:list-item>
            <text:list-item>
              <text:p text:style-name="P2"><text:span text:style-name="T5">Public</text:span><text:span text:style-name="T3">: Can be accessed from everywhere.</text:span></text:p>
            </text:list-item>
          </text:list>
        </text:list-item>
        <text:list-item>
          <text:p text:style-name="P2"><text:span text:style-name="T5">What is the synchronized keyword?</text:span></text:p>
          <text:list>
            <text:list-item>
              <text:p text:style-name="P2"><text:span text:style-name="T3">We need to synchronize the shared resources to ensure that at a time only one thread is able to access the shared resource.</text:span></text:p>
            </text:list-item>
          </text:list>
        </text:list-item>
        <text:list-item>
          <text:p text:style-name="P2"><text:span text:style-name="T5">What are the JPA fetch strategies (LAZY, EAGER)?</text:span></text:p>
          <text:list>
            <text:list-item>
              <text:p text:style-name="P2"><text:span text:style-name="T7">FetchType.EAGER</text:span><text:span text:style-name="T3">: The persistence provider must load the related annotated field or property. This is the default behavior for </text:span><text:span text:style-name="T8">@Basic, @ManyToOne</text:span><text:span text:style-name="T3">, and </text:span><text:span text:style-name="T8">@OneToOne </text:span><text:span text:style-name="T3">annotated fields.</text:span></text:p>
            </text:list-item>
            <text:list-item>
              <text:p text:style-name="P2"><text:span text:style-name="T5">FetchType.LAZY</text:span><text:span text:style-name="T3">: The persistence provider should load data when it’s first accessed, but can be loaded eagerly.</text:span></text:p>
            </text:list-item>
          </text:list>
        </text:list-item>
        <text:list-item>
          <text:p text:style-name="P2"><text:span text:style-name="T6">What are the properties of transactions (ACID</text:span><text:span text:style-name="T5"> )?</text:span></text:p>
          <text:list>
            <text:list-item>
              <text:p text:style-name="P2"><text:span text:style-name="T5">Atomicity</text:span><text:span text:style-name="T3">: Entire transaction takes place at once or doesn’t happen at all (Abort/commit).</text:span></text:p>
            </text:list-item>
            <text:list-item>
              <text:p text:style-name="P2"><text:span text:style-name="T5">Consistency</text:span><text:span text:style-name="T3">: Integrity constraints must be maintained so that the database is consistent before and after the transaction.</text:span></text:p>
            </text:list-item>
            <text:list-item>
              <text:p text:style-name="P2"><text:span text:style-name="T5">Isolation</text:span><text:span text:style-name="T3">: Transactions occur independently without interference.</text:span></text:p>
            </text:list-item>
            <text:list-item>
              <text:p text:style-name="P2"><text:span text:style-name="T5">Durability</text:span><text:span text:style-name="T3">: Changes persist even if a system failure occurs.</text:span></text:p>
            </text:list-item>
          </text:list>
        </text:list-item>
        <text:list-item>
          <text:p text:style-name="P2"><text:soft-page-break/><text:span text:style-name="T5">What is the N+1 problem?</text:span></text:p>
          <text:list>
            <text:list-item>
              <text:p text:style-name="P2"><text:span text:style-name="T3">If we use an ORM function incorrectly, we might request a query as many as the rows returned (N) from our query, instead of a single SQL query. For example:</text:span></text:p>
            </text:list-item>
            <text:list-item>
              <text:p text:style-name="P2"><text:span text:style-name="T3">With ORM:</text:span></text:p>
              <text:list>
                <text:list-item>
                  <text:p text:style-name="P2"><text:span text:style-name="T3">SELECT * FROM CARS;</text:span></text:p>
                </text:list-item>
                <text:list-item>
                  <text:p text:style-name="P2"><text:span text:style-name="T3">SELECT * FROM WHEELS WHERE CarId = ?;</text:span></text:p>
                </text:list-item>
              </text:list>
            </text:list-item>
            <text:list-item>
              <text:p text:style-name="P2"><text:span text:style-name="T3">With SQL command:</text:span></text:p>
              <text:list>
                <text:list-item>
                  <text:p text:style-name="P2"><text:span text:style-name="T3">SELECT * FROM WHEELS;</text:span></text:p>
                </text:list-item>
              </text:list>
            </text:list-item>
          </text:list>
        </text:list-item>
        <text:list-item>
          <text:p text:style-name="P2"><text:span text:style-name="T6">The advantages of the Spring framework</text:span><text:span text:style-name="T5">?</text:span></text:p>
          <text:list>
            <text:list-item>
              <text:p text:style-name="P2"><text:span text:style-name="T3">Lightweight(uses pojos), Flexible(there are libaries), Powerful abstraction(JPA etc.), Declarative support(e.g transactions), Loose Coupling(dependency injection).</text:span></text:p>
            </text:list-item>
          </text:list>
        </text:list-item>
        <text:list-item>
          <text:p text:style-name="P2"><text:span text:style-name="T6">What is Dependency Injection</text:span><text:span text:style-name="T5">? (Setter, field &amp; constructor injection)</text:span></text:p>
          <text:list>
            <text:list-item>
              <text:p text:style-name="P2"><text:span text:style-name="T3">Dependency injection is a programming technique that makes a class independent of its dependencies. It achieves that by decoupling the usage of an object from its creation.</text:span></text:p>
            </text:list-item>
            <text:list-item>
              <text:p text:style-name="P2"><text:span text:style-name="T5">Constructor Injection</text:span><text:span text:style-name="T3">: Setting private object inside the constructor. Used for mandatory dependencies.</text:span></text:p>
            </text:list-item>
            <text:list-item>
              <text:p text:style-name="P2"><text:span text:style-name="T5">Setter Injection</text:span><text:span text:style-name="T3">: Calling the setter method on the bean after it has been instantiated with a no-arg constructor. Optional dependencies.</text:span></text:p>
            </text:list-item>
            <text:list-item>
              <text:p text:style-name="P2"><text:span text:style-name="T5">Field Injections</text:span><text:span text:style-name="T3">: Uses Reflection. Implemented by adding @Autowired on a field. Avoided because it is costlier.</text:span></text:p>
            </text:list-item>
          </text:list>
        </text:list-item>
        <text:list-item>
          <text:p text:style-name="P2"><text:span text:style-name="T6">An interface has 2 implementations. How does the Spring decide which to implement</text:span><text:span text:style-name="T5">?</text:span></text:p>
          <text:list>
            <text:list-item>
              <text:list>
                <text:list-item>
                  <text:p text:style-name="P2"><text:span text:style-name="T3">Using </text:span><text:span text:style-name="T5">@Qualifier</text:span><text:span text:style-name="T3">. Shows which one to inject.</text:span></text:p>
                </text:list-item>
                <text:list-item>
                  <text:p text:style-name="P2"><text:span text:style-name="T3">Using </text:span><text:span text:style-name="T5">@Primary</text:span><text:span text:style-name="T3">. Annotates the primary implementation.</text:span></text:p>
                </text:list-item>
                <text:list-item>
                  <text:p text:style-name="P2"><text:span text:style-name="T3">Making variables name with the implementations name.</text:span></text:p>
                </text:list-item>
                <text:list-item>
                  <text:p text:style-name="P2"><text:span text:style-name="T3">Importance order @Qualifier&gt; @Primary &gt; Naming .</text:span></text:p>
                </text:list-item>
              </text:list>
            </text:list-item>
          </text:list>
        </text:list-item>
        <text:list-item>
          <text:p text:style-name="P2"><text:span text:style-name="T6">What is the Application context</text:span><text:span text:style-name="T5">?</text:span></text:p>
          <text:list>
            <text:list-item>
              <text:p text:style-name="P2"><text:soft-page-break/><text:span text:style-name="T3">It is Spring’s IoC container and is responsible for instantiating, configuring(configuration metadata), and assembling the beans.</text:span></text:p>
            </text:list-item>
          </text:list>
        </text:list-item>
        <text:list-item>
          <text:p text:style-name="P2"><text:span text:style-name="T5">What are the Spring bean scopes?</text:span></text:p>
          <text:list>
            <text:list-item>
              <text:p text:style-name="P2"><text:span text:style-name="T3">Bean scopes define the life cycle and visibility of that bean. There is 6 type of scopes:</text:span></text:p>
              <text:list>
                <text:list-item>
                  <text:p text:style-name="P2"><text:span text:style-name="T2">Singleton</text:span></text:p>
                </text:list-item>
                <text:list-item>
                  <text:p text:style-name="P2"><text:span text:style-name="T2">Prototype</text:span></text:p>
                </text:list-item>
                <text:list-item>
                  <text:p text:style-name="P2"><text:span text:style-name="T2">Request</text:span></text:p>
                </text:list-item>
                <text:list-item>
                  <text:p text:style-name="P2"><text:span text:style-name="T2">Session</text:span></text:p>
                </text:list-item>
                <text:list-item>
                  <text:p text:style-name="P2"><text:span text:style-name="T2">Application</text:span></text:p>
                </text:list-item>
                <text:list-item>
                  <text:p text:style-name="P2"><text:span text:style-name="T2">websocket</text:span></text:p>
                </text:list-item>
              </text:list>
            </text:list-item>
          </text:list>
        </text:list-item>
        <text:list-item>
          <text:p text:style-name="P2"><text:span text:style-name="T6">What is the inversion of control (IoC)?</text:span></text:p>
          <text:list>
            <text:list-item>
              <text:p text:style-name="P2"><text:span text:style-name="T3">Delegation of control of dependencies from the developer to the framework.</text:span></text:p>
            </text:list-item>
          </text:list>
        </text:list-item>
        <text:list-item>
          <text:p text:style-name="P2"><text:span text:style-name="T6">What is the spring in annotation for transaction management</text:span><text:span text:style-name="T5">?</text:span></text:p>
          <text:list>
            <text:list-item>
              <text:p text:style-name="P2"><text:span text:style-name="T3">@Transactional: Default is “required”. There are7 types of transactions.</text:span></text:p>
            </text:list-item>
          </text:list>
        </text:list-item>
        <text:list-item>
          <text:p text:style-name="P2"><text:span text:style-name="T5">What are the transaction propagations?</text:span></text:p>
          <text:list>
            <text:list-item>
              <text:p text:style-name="P2"><text:span text:style-name="T5">REQUIRED</text:span><text:span text:style-name="T3">: If there is an active transaction, it is connected to it. Otherwise, it will open new.</text:span></text:p>
            </text:list-item>
            <text:list-item>
              <text:p text:style-name="P2"><text:span text:style-name="T5">SUPPORTS</text:span><text:span text:style-name="T3">: Checks if there is an active transaction. If there is, it will continue, otherwise, it will continue as a non-transaction.</text:span></text:p>
            </text:list-item>
            <text:list-item>
              <text:p text:style-name="P2"><text:span text:style-name="T5">MANDATORY</text:span><text:span text:style-name="T3">: Checks if there is an active transaction. If there is, it continues, otherwise, it gives an error.</text:span></text:p>
            </text:list-item>
            <text:list-item>
              <text:p text:style-name="P2"><text:span text:style-name="T5">REQUIRES_NEW</text:span><text:span text:style-name="T3">: Checks if there is an active transaction. If it exists, it suspends it and creates a new transaction.</text:span></text:p>
            </text:list-item>
            <text:list-item>
              <text:p text:style-name="P2"><text:span text:style-name="T5">NOT_SUPPORTED</text:span><text:span text:style-name="T3">: Checks if there is an active transaction. If it does, it suspends it and executes non-transactional.</text:span></text:p>
            </text:list-item>
            <text:list-item>
              <text:p text:style-name="P2"><text:span text:style-name="T5">NEVER</text:span><text:span text:style-name="T3">: Spring throws an error if there is an active transaction.</text:span></text:p>
            </text:list-item>
            <text:list-item>
              <text:p text:style-name="P2"><text:span text:style-name="T5">NESTED</text:span><text:span text:style-name="T3">: Initiates a nested transaction that belongs to the current transaction. This puts savepoints between </text:span><text:soft-page-break/><text:span text:style-name="T3">nested calls. That is, the inner transactions can be rolled back independently of the outer ones. JPA dialect, Hibernate does not support this. (NestedTransactionNotSupportedException: JpaDialect does not support savepoints — check your JPA provider’s capabilities)</text:span></text:p>
            </text:list-item>
          </text:list>
        </text:list-item>
        <text:list-item>
          <text:p text:style-name="P2"><text:span text:style-name="T6">Difference between Equals and hashcode</text:span><text:span text:style-name="T5">?</text:span></text:p>
          <text:list>
            <text:list-item>
              <text:p text:style-name="P2"><text:span text:style-name="T3">Equals are used to compare two objects while the hashCode is used in hashing to decide which group an object should be categorized into.</text:span></text:p>
            </text:list-item>
            <text:list-item>
              <text:p text:style-name="P2"><text:span text:style-name="T3">Hashcode() returns the hashcode value of an object on calling. A 4-byte integer is used to access quickly the objects or attributes.</text:span></text:p>
            </text:list-item>
          </text:list>
        </text:list-item>
        <text:list-item>
          <text:p text:style-name="P2"><text:span text:style-name="T6">What is Kafka</text:span><text:span text:style-name="T5">?</text:span></text:p>
          <text:list>
            <text:list-item>
              <text:p text:style-name="P2"><text:span text:style-name="T3">Kafka stores, reads, and analysis a stream of data. The producer creates messages and the consumer receives messages.</text:span></text:p>
            </text:list-item>
          </text:list>
        </text:list-item>
        <text:list-item>
          <text:p text:style-name="P2"><text:span text:style-name="T6">What is Docker</text:span><text:span text:style-name="T5">?</text:span></text:p>
          <text:list>
            <text:list-item>
              <text:p text:style-name="P2"><text:span text:style-name="T3">Docker is a containerization platform. It has a Client-server architecture, and the docker daemon does the building, running, and distribution. On hardware, there are containers running in threads, on top of our os. Applications are downloaded from the repository in containers and run.</text:span></text:p>
            </text:list-item>
          </text:list>
        </text:list-item>
        <text:list-item>
          <text:p text:style-name="P2"><text:span text:style-name="T5">What is a framework?</text:span><text:span text:style-name="T3"><text:line-break/>The project can be built according to that core structure. The difference between a library and a framework is, that your code calls libraries but frameworks call your code.</text:span></text:p>
        </text:list-item>
        <text:list-item>
          <text:p text:style-name="P2"><text:span text:style-name="T5">What is a compiler?</text:span><text:span text:style-name="T3"><text:line-break/>It is an application that translates source codes in any programming language into machine language.</text:span></text:p>
        </text:list-item>
        <text:list-item>
          <text:p text:style-name="P2"><text:span text:style-name="T5">What is HTTP?</text:span><text:span text:style-name="T3"><text:line-break/>It is the system that regulates the rules and methods of how information is transferred between servers and end-users on the Internet.</text:span></text:p>
        </text:list-item>
        <text:list-item>
          <text:p text:style-name="P2"><text:soft-page-break/><text:span text:style-name="T6">What is Authentication</text:span><text:span text:style-name="T5">?</text:span><text:span text:style-name="T3"><text:line-break/>It is to check the user’s identity. It is used to log into the system.</text:span></text:p>
        </text:list-item>
        <text:list-item>
          <text:p text:style-name="P2"><text:span text:style-name="T6">What is Authorization</text:span><text:span text:style-name="T5">?</text:span><text:span text:style-name="T3"><text:line-break/>To verify the user’s access to resources. It is used to operate the system.</text:span></text:p>
        </text:list-item>
        <text:list-item>
          <text:p text:style-name="P2"><text:span text:style-name="T6">What is API</text:span><text:span text:style-name="T5">?</text:span><text:span text:style-name="T3"><text:line-break/>It is a module created for any application to use certain functions in other applications.</text:span></text:p>
        </text:list-item>
        <text:list-item>
          <text:p text:style-name="P2"><text:span text:style-name="T5">What is </text:span><text:span text:style-name="T6">SOAP</text:span><text:span text:style-name="T5">?</text:span><text:span text:style-name="T3"><text:line-break/>It stands for Simple Object Access Protocol. It is a protocol for transferring small amounts of information over the Internet. Data is usually sent via HTTP, sometimes TCP/IP. It is in XML format. It forces you to use XML.</text:span></text:p>
        </text:list-item>
        <text:list-item>
          <text:p text:style-name="P2"><text:span text:style-name="T5">What is </text:span><text:span text:style-name="T6">REST</text:span><text:span text:style-name="T5">?</text:span><text:span text:style-name="T3"><text:line-break/>It is a simple way of exchanging data between client and server. Data can be exchanged in formats such as JSON, XML, and Text. It is sent via HTTP. It works faster than SOAP.</text:span></text:p>
        </text:list-item>
        <text:list-item>
          <text:p text:style-name="P2"><text:span text:style-name="T5">What is </text:span><text:span text:style-name="T6">Middleware</text:span><text:span text:style-name="T5">?</text:span><text:span text:style-name="T3"><text:line-break/>It is the intermediate layer. For example, we are designing a Rest API. We handle authentication with tokens. We’ve written a few APIs that require tokens. We can create a Middleware to check the validity of the Token in requests to these APIs. Thus, if the incoming request does not pass the control in the Middleware, it is directly interrupted. If he passes, he continues on his way.</text:span></text:p>
        </text:list-item>
        <text:list-item>
          <text:p text:style-name="P2"><text:span text:style-name="T5">How do APIs talk to each other?</text:span></text:p>
          <text:list>
            <text:list-item>
              <text:p text:style-name="P2"><text:span text:style-name="T3">Using request and response</text:span></text:p>
            </text:list-item>
          </text:list>
        </text:list-item>
        <text:list-item>
          <text:p text:style-name="P2"><text:span text:style-name="T5">What is </text:span><text:span text:style-name="T6">SSL</text:span><text:span text:style-name="T5">?</text:span><text:span text:style-name="T3"><text:line-break/>It is sending encrypted data between the server and the client.</text:span></text:p>
        </text:list-item>
        <text:list-item>
          <text:p text:style-name="P2"><text:span text:style-name="T5">What is static{}?</text:span><text:span text:style-name="T3"><text:line-break/>Used to create fields that are created as the code compiled. Preferred when we want no nullity from the beginning for a variable.</text:span></text:p>
        </text:list-item>
        <text:list-item>
          <text:p text:style-name="P2"><text:span text:style-name="T5">What are Coupling and Cohesion?</text:span><text:span text:style-name="T3"><text:line-break/>Coupling is the interdependence of classes. It is recommended </text:span><text:soft-page-break/><text:span text:style-name="T3">to minimize Coupling for good software. Cohesion; How much is the purpose of creating a class?</text:span></text:p>
        </text:list-item>
        <text:list-item>
          <text:p text:style-name="P2"><text:span text:style-name="T6">What are the concepts of Index, Trigger, and Stored Procedure in SQL</text:span><text:span text:style-name="T5">?</text:span></text:p>
          <text:list>
            <text:list-item>
              <text:p text:style-name="P2"><text:span text:style-name="T3">Index: It enables the related table to be processed in order according to the data in the column used as the indexing field. It is used when queries are answered late. </text:span></text:p>
            </text:list-item>
            <text:list-item>
              <text:p text:style-name="P2"><text:span text:style-name="T3">Trigger: It means to trigger. It is used to automatically perform another operation when a transaction is made in the database. </text:span></text:p>
            </text:list-item>
            <text:list-item>
              <text:p text:style-name="P2"><text:span text:style-name="T3">Stored Procedure: It is a piece of code that does a certain job. It does not need to be compiled again after the first compilation.</text:span></text:p>
            </text:list-item>
          </text:list>
        </text:list-item>
        <text:list-item>
          <text:p text:style-name="P2"><text:span text:style-name="T5">What does </text:span><text:span text:style-name="T6">Deadlock mean in SQL</text:span><text:span text:style-name="T5">?</text:span><text:span text:style-name="T3"><text:line-break/>Two separate transactions are sent to the database, but both will do their job depending on the result of the other transaction. This deadly deadlock situation must be detected in advance and given priority to one.</text:span></text:p>
        </text:list-item>
        <text:list-item>
          <text:p text:style-name="P2"><text:span text:style-name="T6">What is a microservice architecture</text:span><text:span text:style-name="T5">?</text:span></text:p>
          <text:list>
            <text:list-item>
              <text:p text:style-name="P2"><text:span text:style-name="T3">Application is developed as a collection of services. Every part of the application runs by itself. This creates freedom for technology and development but creates complexity. The complexity comes from the many possibilities for the error scenarios. Let’s an application that has 5 services. There are 2</text:span><text:span text:style-name="T9">⁵</text:span><text:span text:style-name="T3"> different scenarios for working/not working. Should customers see products when comments are down or payments down etc?</text:span></text:p>
            </text:list-item>
          </text:list>
        </text:list-item>
        <text:list-item>
          <text:p text:style-name="P2"><text:span text:style-name="T6">What is Agile</text:span><text:span text:style-name="T5">?</text:span></text:p>
          <text:list>
            <text:list-item>
              <text:p text:style-name="P2"><text:span text:style-name="T3">Agile is an iterative approach to software development that helps teams create working products faster for their customers.</text:span></text:p>
            </text:list-item>
          </text:list>
        </text:list-item>
        <text:list-item>
          <text:p text:style-name="P2"><text:span text:style-name="T5">Why is Java popular?</text:span></text:p>
          <text:list>
            <text:list-item>
              <text:p text:style-name="P2"><text:span text:style-name="T3">Any code written with Java can run on virtually any computing platform.</text:span></text:p>
            </text:list-item>
            <text:list-item>
              <text:p text:style-name="P2"><text:span text:style-name="T3">The code is robust enough to independently run Java programs without any external dependencies.</text:span></text:p>
            </text:list-item>
            <text:list-item>
              <text:p text:style-name="P2"><text:soft-page-break/><text:span text:style-name="T3">Java has experienced consistent development.</text:span></text:p>
            </text:list-item>
            <text:list-item>
              <text:p text:style-name="P2"><text:span text:style-name="T3">It’s memory management and multithreaded structure.</text:span></text:p>
            </text:list-item>
          </text:list>
        </text:list-item>
        <text:list-item>
          <text:p text:style-name="P2"><text:span text:style-name="T5">What is the </text:span><text:span text:style-name="T6">Difference Between ArrayList and HashSet in Java</text:span><text:span text:style-name="T5">? (Possible versions with List, Set, Array farkları, Stack, Queue)</text:span></text:p>
          <text:list>
            <text:list-item>
              <text:p text:style-name="P2"><text:span text:style-name="T3">ArrayList has an order of items by the insertion order. On the other hand, HashSet has no order and they are indexed by their hash encode.</text:span></text:p>
            </text:list-item>
          </text:list>
        </text:list-item>
        <text:list-item>
          <text:p text:style-name="P2"><text:span text:style-name="T5">What is the </text:span><text:span text:style-name="T6">difference between ArrayList and Array</text:span><text:span text:style-name="T5">?</text:span></text:p>
          <text:list>
            <text:list-item>
              <text:p text:style-name="P2"><text:span text:style-name="T3">ArrayList has dynamic memory, the array has a fixed number of elements. ArrayList has more predefined methods than an array.</text:span></text:p>
            </text:list-item>
            <text:list-item>
              <text:p text:style-name="P2"><text:span text:style-name="T3">Arrays can store primitives and objects but ArrayList can only store objects.</text:span></text:p>
            </text:list-item>
            <text:list-item>
              <text:p text:style-name="P2"><text:span text:style-name="T3">You can use an iterator for ArrayLists.</text:span></text:p>
            </text:list-item>
          </text:list>
        </text:list-item>
        <text:list-item>
          <text:p text:style-name="P2"><text:span text:style-name="T5">What is the </text:span><text:span text:style-name="T6">difference between ArrayList and HashList</text:span><text:span text:style-name="T5">?</text:span></text:p>
          <text:list>
            <text:list-item>
              <text:p text:style-name="P2"><text:span text:style-name="T3">ArrayList allows duplicate values while HashSet doesn’t allow duplicated values. HashList does not have an order, ArrayList has an order.</text:span></text:p>
            </text:list-item>
          </text:list>
        </text:list-item>
        <text:list-item>
          <text:p text:style-name="P2"><text:span text:style-name="T5">HashSet vs TreeSet?</text:span></text:p>
        </text:list-item>
        <text:list-item>
          <text:p text:style-name="P2"><text:span text:style-name="T3">TreeSet is ordered but HashSet is not, hence HashSet is faster.</text:span></text:p>
        </text:list-item>
        <text:list-item>
          <text:p text:style-name="P2"><text:span text:style-name="T6">What is a Java ClassLoader</text:span><text:span text:style-name="T5">?</text:span></text:p>
          <text:list>
            <text:list-item>
              <text:p text:style-name="P2"><text:span text:style-name="T3">Class loaders are responsible for loading Java classes dynamically to the JVM (Java Virtual Machine) during runtime.</text:span></text:p>
            </text:list-item>
          </text:list>
        </text:list-item>
        <text:list-item>
          <text:p text:style-name="P2"><text:span text:style-name="T5">Explain the </text:span><text:span text:style-name="T6">main difference between fail-fast and fail-safe iterators</text:span><text:span text:style-name="T5">?</text:span></text:p>
          <text:list>
            <text:list-item>
              <text:p text:style-name="P2"><text:span text:style-name="T3">A fail-safe iterator doesn’t throw any Exception, contrary to a fail-fast Iterator. This is because they work on a clone of Collection instead of the original collection and that’s why they are called the fail-safe iterator.</text:span></text:p>
            </text:list-item>
          </text:list>
        </text:list-item>
        <text:list-item>
          <text:p text:style-name="P2"><text:span text:style-name="T6">Compare the wait () and sleep () methods in Java</text:span><text:span text:style-name="T5">?</text:span></text:p>
          <text:list>
            <text:list-item>
              <text:p text:style-name="P2"><text:soft-page-break/><text:span text:style-name="T3">The major difference is that wait() releases the lock or monitor while sleep() doesn’t release the lock or monitor while waiting. wait() is used for inter-thread communication while sleep() is used to introduce a pause on execution.</text:span></text:p>
            </text:list-item>
          </text:list>
        </text:list-item>
        <text:list-item>
          <text:p text:style-name="P2"><text:span text:style-name="T6">What is the static keyword?</text:span></text:p>
          <text:list>
            <text:list-item>
              <text:p text:style-name="P2"><text:span text:style-name="T3">The static class is the class inside a class. Static method and static fields are stored in memory instead of the heap and they belong to the class they are in. They are created at the compile time. They are not accessed by objects but instead directly. Static structures only access other static structures. Static methods are generally preferred for utility classes (e.g Math class).</text:span></text:p>
            </text:list-item>
          </text:list>
        </text:list-item>
        <text:list-item>
          <text:p text:style-name="P2"><text:span text:style-name="T5">Can we override the static method in Java?</text:span><text:span text:style-name="T3"><text:line-break/>No, because overriding resolves at runtime while static method call is resolved at compile time.</text:span></text:p>
        </text:list-item>
      </text:list>
      <text:p text:style-name="P3"/>
      <text:list xml:id="list821686644720" text:continue-numbering="true" text:style-name="WWNum4">
        <text:list-item>
          <text:p text:style-name="P2"><text:span text:style-name="T6">How can you generate random numbers in Java</text:span><text:span text:style-name="T5">?</text:span></text:p>
          <text:list>
            <text:list-item>
              <text:p text:style-name="P2"><text:span text:style-name="T3">Using java.util.Random;</text:span></text:p>
              <text:list>
                <text:list-item>
                  <text:p text:style-name="P5"><text:span text:style-name="T10">Random random = new Random();random.nextInt(max); //0 – max random int</text:span></text:p>
                </text:list-item>
              </text:list>
            </text:list-item>
            <text:list-item>
              <text:p text:style-name="P2"><text:span text:style-name="T3">Using Math.random();</text:span></text:p>
              <text:list>
                <text:list-item>
                  <text:p text:style-name="P5"><text:span text:style-name="T10">(int)Math.floor(Math.random()*(max-min+1)+min) //min - max</text:span></text:p>
                </text:list-item>
              </text:list>
            </text:list-item>
          </text:list>
        </text:list-item>
        <text:list-item>
          <text:p text:style-name="P2"><text:span text:style-name="T5">When to use the volatile variable in Java?</text:span></text:p>
          <text:list>
            <text:list-item>
              <text:p text:style-name="P2"><text:span text:style-name="T3">when you need to instruct the JVM that a variable can be modified by multiple threads and give hint to JVM that does not cache its value.</text:span></text:p>
            </text:list-item>
          </text:list>
        </text:list-item>
        <text:list-item>
          <text:p text:style-name="P2"><text:span text:style-name="T5">When to use a transient variable in Java?</text:span></text:p>
          <text:list>
            <text:list-item>
              <text:p text:style-name="P2"><text:span text:style-name="T3">when you want to make a variable non-serializable in a class, which implements the Serializable interface. In other words, you can use it for a variable whose value you don’t want to save.</text:span></text:p>
            </text:list-item>
          </text:list>
        </text:list-item>
        <text:list-item>
          <text:p text:style-name="P2"><text:span text:style-name="T6">Difference between Serializable and Externalizable</text:span><text:span text:style-name="T5"> in Java?</text:span><text:span text:style-name="T3"><text:line-break/>Externalizable gives you more control over the Serialization process.</text:span></text:p>
        </text:list-item>
        <text:list-item>
          <text:p text:style-name="P2"><text:soft-page-break/><text:span text:style-name="T5">Difference between ArrayList and Vector in Java</text:span></text:p>
          <text:list>
            <text:list-item>
              <text:p text:style-name="P2"><text:span text:style-name="T3">Many, but most important is that </text:span><text:span text:style-name="T12">ArrayList</text:span><text:span text:style-name="T3"> is non-synchronized and fast while </text:span><text:span text:style-name="T12">Vector</text:span><text:span text:style-name="T3"> is synchronized and slow. It's also legacy class like </text:span><text:span text:style-name="T12">Hashtable</text:span><text:span text:style-name="T3">.</text:span></text:p>
            </text:list-item>
          </text:list>
        </text:list-item>
        <text:list-item>
          <text:p text:style-name="P2"><text:span text:style-name="T6">Difference between PATH and Classpath</text:span><text:span text:style-name="T5"> in Java?</text:span></text:p>
          <text:list>
            <text:list-item>
              <text:p text:style-name="P2"><text:span text:style-name="T12">PATH</text:span><text:span text:style-name="T3"> is used by the operating system while </text:span><text:span text:style-name="T12">Classpath</text:span><text:span text:style-name="T3"> is used by JVM to locate Java binary, e.g. JAR files or Class files.</text:span></text:p>
            </text:list-item>
          </text:list>
        </text:list-item>
        <text:list-item>
          <text:p text:style-name="P2"><text:span text:style-name="T5">Difference between Iterator and Enumeration in Java?</text:span><text:span text:style-name="T3"><text:line-break/>Iterator also gives you the ability to remove an element while iterating while Enumeration doesn’t allow that.</text:span></text:p>
        </text:list-item>
        <text:list-item>
          <text:p text:style-name="P2"><text:span text:style-name="T5">What is the race condition and deadlock in Java?</text:span></text:p>
          <text:list>
            <text:list-item>
              <text:p text:style-name="P2"><text:span text:style-name="T3">A race condition occurs when multiple concurrently executing processes access a shared data item and the result of execution depends on the order in which execution takes place.</text:span></text:p>
            </text:list-item>
            <text:list-item>
              <text:p text:style-name="P2"><text:span text:style-name="T3">Deadlock means coming to a point where no progress can be made because of fundamental disagreement.</text:span></text:p>
            </text:list-item>
          </text:list>
        </text:list-item>
        <text:list-item>
          <text:p text:style-name="P2"><text:span text:style-name="T6">StringBuilder vs StringBuffer</text:span><text:span text:style-name="T5">?</text:span></text:p>
          <text:list>
            <text:list-item>
              <text:p text:style-name="P2"><text:span text:style-name="T3">StringBuffer is synchronized and preferred for concurrent programs. On the other hand, for single-thread applications, StringBuilder is faster.</text:span></text:p>
            </text:list-item>
          </text:list>
        </text:list-item>
        <text:list-item>
          <text:p text:style-name="P2"><text:span text:style-name="T6">What are the different ways to create threads in java</text:span><text:span text:style-name="T5">?</text:span></text:p>
          <text:list>
            <text:list-item>
              <text:p text:style-name="P2"><text:span text:style-name="T3">There are two ways to create threads in java.</text:span></text:p>
              <text:list>
                <text:list-item>
                  <text:p text:style-name="P2"><text:span text:style-name="T3">Implement a Runnable interface</text:span></text:p>
                </text:list-item>
                <text:list-item>
                  <text:p text:style-name="P2"><text:span text:style-name="T3">By extending Thread class</text:span></text:p>
                </text:list-item>
              </text:list>
            </text:list-item>
          </text:list>
        </text:list-item>
        <text:list-item>
          <text:p text:style-name="P2"><text:span text:style-name="T6">What are Thread, Multithread, Mutex, and Semaphore</text:span><text:span text:style-name="T5">?</text:span></text:p>
          <text:list>
            <text:list-item>
              <text:p text:style-name="P2"><text:span text:style-name="T3">Threads are independent computation sequences. Multithread applications compute different operations at the same time to gain time but are complex to successfully implement.</text:span></text:p>
            </text:list-item>
            <text:list-item>
              <text:p text:style-name="P2"><text:soft-page-break/><text:span text:style-name="T3">In multithreading, a mutex is an object used for locking sources whereas a semaphore is an integer used for signaling.</text:span></text:p>
            </text:list-item>
            <text:list-item>
              <text:p text:style-name="P2"><text:span text:style-name="T3">Semaphore supports wait and signal operations modification, whereas Mutex is only modified by the process that may request or release a resource.</text:span></text:p>
            </text:list-item>
            <text:list-item>
              <text:p text:style-name="P2"><text:span text:style-name="T3">Semaphore value is modified using wait () and signal () operations, on the other hand, Mutex operations are locked or unlocked.</text:span></text:p>
            </text:list-item>
          </text:list>
        </text:list-item>
      </text:list>
      <text:p text:style-name="P3"/>
      <text:list xml:id="list821503793125" text:continue-numbering="true" text:style-name="WWNum4">
        <text:list-item>
          <text:p text:style-name="P2"><text:span text:style-name="T5">What is the synchronization in java?</text:span></text:p>
          <text:list>
            <text:list-item>
              <text:p text:style-name="P2"><text:span text:style-name="T3">Synchronization is a technique to control access of a method with multiple threads at the same time. If we declare a method synchronized, then only one thread can use this method at a time. This is basically used for Thread safety.</text:span></text:p>
            </text:list-item>
          </text:list>
        </text:list-item>
        <text:list-item>
          <text:p text:style-name="P2"><text:span text:style-name="T5">Shallow Copy vs Deep Copy?</text:span></text:p>
          <text:list>
            <text:list-item>
              <text:p text:style-name="P2"><text:span text:style-name="T3">In shallow copy, only fields of the primitive data type are copied while the object references are not copied. Deep copy involves the copy of primitive data types as well as to object references.</text:span></text:p>
            </text:list-item>
          </text:list>
        </text:list-item>
        <text:list-item>
          <text:p text:style-name="P2"><text:span text:style-name="T5">What is Spring IoC Container?</text:span></text:p>
          <text:list>
            <text:list-item>
              <text:p text:style-name="P2"><text:span text:style-name="T3">The Core of the Spring Framework creates the objects, configures and assembles their dependencies, and manages their entire life cycle. The Container uses Dependency Injection(DI) to manage the components that make up the application.</text:span></text:p>
            </text:list-item>
          </text:list>
        </text:list-item>
        <text:list-item>
          <text:p text:style-name="P2"><text:span text:style-name="T5">How does configuration metadata provided to the Spring container?</text:span></text:p>
          <text:list>
            <text:list-item>
              <text:p text:style-name="P2"><text:span text:style-name="T3">Either XML-based, annotation-based, or java based configurations exist. The most popular way is annotation-based.</text:span></text:p>
            </text:list-item>
          </text:list>
        </text:list-item>
        <text:list-item>
          <text:p text:style-name="P2"><text:span text:style-name="T5">Autowriting in Spring?</text:span></text:p>
          <text:list>
            <text:list-item>
              <text:p text:style-name="P2"><text:span text:style-name="T3">Used for searching a matching bean definition in the configuration file.</text:span></text:p>
            </text:list-item>
          </text:list>
        </text:list-item>
        <text:list-item>
          <text:p text:style-name="P2"><text:span text:style-name="T5">What is big O notation?</text:span></text:p>
          <text:list>
            <text:list-item>
              <text:p text:style-name="P2"><text:soft-page-break/><text:span text:style-name="T3">Show the worst-case complexity of an algorithm (learn to find the worst time complexity of an algorithm).</text:span></text:p>
            </text:list-item>
          </text:list>
        </text:list-item>
        <text:list-item>
          <text:p text:style-name="P2"><text:span text:style-name="T6">What is the advantage and disadvantage of the normalization of a database</text:span><text:span text:style-name="T5">?</text:span></text:p>
          <text:list>
            <text:list-item>
              <text:p text:style-name="P2"><text:span text:style-name="T5">The Advantage of the normalization</text:span><text:span text:style-name="T3">: Normalization reduces data duplication, groups data logically, and enforces referential integrity.</text:span></text:p>
            </text:list-item>
            <text:list-item>
              <text:p text:style-name="P2"><text:span text:style-name="T5">The disadvantage of the normalization</text:span><text:span text:style-name="T3">: Normalization slows database performance, complex to successfully normalize a database.</text:span></text:p>
            </text:list-item>
          </text:list>
        </text:list-item>
        <text:list-item>
          <text:p text:style-name="P2"><text:span text:style-name="T6">What is the difference between an abstract class and an interface?</text:span></text:p>
          <text:list>
            <text:list-item>
              <text:p text:style-name="P1"><text:span text:style-name="T13">Explaining abstract classes vs interfaces with example</text:span></text:p>
            </text:list-item>
          </text:list>
        </text:list-item>
        <text:list-item>
          <text:p text:style-name="P2"><text:span text:style-name="T5">How to compare two objects’ equality?</text:span></text:p>
          <text:list>
            <text:list-item>
              <text:p text:style-name="P2"><text:span text:style-name="T3">All classes extend object class and object class has multiple methods such as equals(), hashCode(), to String() etc. To compare two objects' equality we override the equals() method and define the compare rules.</text:span></text:p>
            </text:list-item>
          </text:list>
        </text:list-item>
        <text:list-item>
          <text:p text:style-name="P2"><text:span text:style-name="T5">What is the purpose of “having” and “group by” in SQL?</text:span></text:p>
          <text:list>
            <text:list-item>
              <text:p text:style-name="P2"><text:span text:style-name="T3">“Group by” organizes similar data into groups another way of saying it gets summary data. The GROUP BY statement is often used with aggregate functions ( COUNT() , MAX() , MIN() , SUM() , AVG() ) to group the result-set by one or more columns.</text:span></text:p>
              <text:list>
                <text:list-item>
                  <text:p text:style-name="P5"><text:span text:style-name="T10">SELECT Shippers.ShipperName, COUNT(Orders.OrderID) AS NumberOfOrders FROM Orders<text:line-break/>LEFT JOIN Shippers ON Orders.ShipperID = Shippers.ShipperID<text:line-break/></text:span><text:span text:style-name="T11">GROUP BY</text:span><text:span text:style-name="T10"> ShipperName;</text:span></text:p>
                </text:list-item>
              </text:list>
            </text:list-item>
            <text:list-item>
              <text:p text:style-name="P2"><text:span text:style-name="T3">“Having” exists because “where” cannot be used on aggregations. A HAVING clause in SQL specifies that a “select” statement must only return rows where aggregate values meet the specified conditions.</text:span></text:p>
              <text:list>
                <text:list-item>
                  <text:p text:style-name="P5"><text:span text:style-name="T10">SELECT Employees.LastName, COUNT(Orders.OrderID) AS NumberOfOrders<text:line-break/>FROM (Orders<text:line-break/>INNER JOIN Employees ON Orders.EmployeeID = Employees.EmployeeID)<text:line-break/>GROUP BY LastName<text:line-break/></text:span><text:span text:style-name="T11">HAVING</text:span><text:span text:style-name="T10"> COUNT(Orders.OrderID) &gt; 10;</text:span></text:p>
                </text:list-item>
              </text:list>
            </text:list-item>
          </text:list>
        </text:list-item>
        <text:list-item>
          <text:p text:style-name="P2"><text:soft-page-break/><text:span text:style-name="T5">What happens when you try to put an already existing key element in the HashMap?</text:span></text:p>
          <text:list>
            <text:list-item>
              <text:p text:style-name="P2"><text:span text:style-name="T3">Does not give an error, just updates that key’s value.</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harter" svg:font-family="Chart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enlo" svg:font-family="Menlo" style:font-family-generic="roman" style:font-pitch="variable"/>
    <style:font-face style:name="Menlo1" svg:font-family="Menlo"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w-post-body-paragraph"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kz"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TML_20_Preformatted" style:display-name="HTML Preformatted" style:family="paragraph" style:parent-style-name="Standard" loext:linked-style-name="HTML_20_Preformatted_20_Ch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gj"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bold"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harter" fo:font-family="Charter"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35.56cm" style:num-format="1" style:print-orientation="portrait" fo:margin-top="2.54cm" fo:margin-bottom="2.54cm" fo:margin-left="2.54cm" fo:margin-right="2.54cm" style:writing-mode="lr-tb" style:layout-grid-color="#c0c0c0" style:layout-grid-lines="4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andita B</meta:initial-creator>
    <dc:creator>Nandita B</dc:creator>
    <meta:editing-cycles>3</meta:editing-cycles>
    <meta:creation-date>2022-05-11T21:33:00</meta:creation-date>
    <dc:date>2022-05-12T05:01:00</dc:date>
    <meta:editing-duration>PT46M</meta:editing-duration>
    <meta:generator>LibreOffice/7.3.2.2$Linux_X86_64 LibreOffice_project/30$Build-2</meta:generator>
    <meta:document-statistic meta:table-count="0" meta:image-count="0" meta:object-count="0" meta:page-count="17" meta:paragraph-count="237" meta:word-count="4020" meta:character-count="24390" meta:non-whitespace-character-count="20836"/>
    <meta:user-defined meta:name="AppVersion">16.0000</meta:user-defined>
    <meta:template xlink:type="simple" xlink:actuate="onRequest" xlink:title="Normal.dotm" xlink:href=""/>
  </office:meta>
</office:document-meta>
</file>